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876EC203.png"/>
  <manifest:file-entry manifest:media-type="image/png" manifest:full-path="Pictures/100002010000008000000080792F608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808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1cm" svg:y="1cm">
          <text:p text:style-name="P1">Programme </text:p>
          <text:p text:style-name="P1">en langage <text:span text:style-name="T1">λ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.5cm" svg:height="1cm" svg:x="6.5cm" svg:y="1.5cm">
          <text:p text:style-name="P2"><text:span text:style-name="T2">Interpré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386cm" svg:height="3.386cm" svg:x="6.714cm" svg:y="3.368cm">
          <draw:image xlink:href="Pictures/100002010000008000000080792F6084.png" xlink:type="simple" xlink:show="embed" xlink:actuate="onLoad">
            <text:p/>
          </draw:image>
        </draw:frame>
        <draw:custom-shape draw:style-name="gr1" draw:text-style-name="P1" draw:layer="layout" svg:width="4cm" svg:height="2cm" svg:x="1cm" svg:y="7.114cm">
          <text:p text:style-name="P1">Programme </text:p>
          <text:p text:style-name="P1">en langage <text:span text:style-name="T1">λ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4cm" svg:height="1cm" svg:x="6.5cm" svg:y="7.614cm">
          <text:p text:style-name="P2"><text:span text:style-name="T2">Compil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386cm" svg:height="3.386cm" svg:x="1.614cm" svg:y="9.614cm">
          <draw:image xlink:href="Pictures/100002010000008000000080792F6084.png" xlink:type="simple" xlink:show="embed" xlink:actuate="onLoad">
            <text:p/>
          </draw:image>
        </draw:frame>
        <draw:frame draw:style-name="gr3" draw:text-style-name="P1" draw:layer="layout" svg:width="2.265cm" svg:height="2.265cm" svg:x="7.5cm" svg:y="10.235cm">
          <draw:image xlink:href="Pictures/100002010000004000000040876EC203.png" xlink:type="simple" xlink:show="embed" xlink:actuate="onLoad">
            <text:p/>
          </draw:image>
        </draw:frame>
        <draw:frame draw:style-name="gr4" draw:layer="layout" svg:width="4cm" svg:height="1.25cm" draw:transform="rotate (0.7853981633973) translate (7.14cm 12.349cm)">
          <draw:text-box>
            <text:p>Exécutable</text:p>
          </draw:text-box>
        </draw:frame>
        <draw:custom-shape draw:style-name="gr5" draw:text-style-name="P1" draw:layer="layout" svg:width="1cm" svg:height="1cm" svg:x="5.302cm" svg:y="1.52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5cm" svg:height="1.014cm" svg:x="8.026cm" svg:y="2.7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svg:x="5.236cm" svg:y="7.60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5cm" svg:height="1.014cm" svg:x="8.07cm" svg:y="8.8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38cm" svg:height="1cm" svg:x="5.456cm" svg:y="10.65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Codutti</meta:initial-creator>
    <meta:creation-date>2010-05-25T21:50:56</meta:creation-date>
    <dc:date>2010-05-25T22:21:09</dc:date>
    <dc:creator>Marco Codutti</dc:creator>
    <meta:editing-duration>PT00H14M43S</meta:editing-duration>
    <meta:editing-cycles>1</meta:editing-cycles>
    <meta:document-statistic meta:object-count="13"/>
    <meta:generator>OpenOffice.org/3.2$Linux OpenOffice.org_project/320m12$Build-9483</meta:generator>
  </office:meta>
</office:document-meta>
</file>